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4.888cm" style:rel-column-width="18841*"/>
    </style:style>
    <style:style style:name="Tableau12.B" style:family="table-column">
      <style:table-column-properties style:column-width="5.322cm" style:rel-column-width="20514*"/>
    </style:style>
    <style:style style:name="Tableau12.C" style:family="table-column">
      <style:table-column-properties style:column-width="6.791cm" style:rel-column-width="26180*"/>
    </style:style>
    <style:style style:name="Tableau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2.C1" style:family="table-cell">
      <style:table-cell-properties fo:background-color="#eeeeee" fo:padding="0.097cm" fo:border="0.05pt solid #000000">
        <style:background-image/>
      </style:table-cell-properties>
    </style:style>
    <style:style style:name="Tableau12.A2" style:family="table-cell">
      <style:table-cell-properties fo:background-color="#eeeeee" fo:padding="0.097cm" fo:border-left="0.05pt solid #000000" fo:border-right="none" fo:border-top="none" fo:border-bottom="0.05pt solid #000000">
        <style:background-image/>
      </style:table-cell-properties>
    </style:style>
    <style:style style:name="Tableau12.B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2.B3" style:family="table-cell">
      <style:table-cell-properties fo:padding="0.097cm" fo:border-left="0.05pt solid #000000" fo:border-right="none" fo:border-top="none" fo:border-bottom="0.05pt solid #000000"/>
    </style:style>
    <style:style style:name="Tableau12.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892b" officeooo:paragraph-rsid="0012892b"/>
    </style:style>
    <style:style style:name="P2" style:family="paragraph" style:parent-style-name="Standard">
      <style:paragraph-properties fo:margin-left="2cm" fo:margin-right="0cm" fo:text-indent="0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Standard">
      <style:text-properties officeooo:rsid="0016c05d" officeooo:paragraph-rsid="0016c05d"/>
    </style:style>
    <style:style style:name="P5" style:family="paragraph" style:parent-style-name="Table_20_Contents">
      <style:text-properties officeooo:rsid="0016c05d" officeooo:paragraph-rsid="0016c05d"/>
    </style:style>
    <style:style style:name="P6" style:family="paragraph" style:parent-style-name="Standard">
      <style:text-properties officeooo:rsid="00197bd9" officeooo:paragraph-rsid="00197bd9"/>
    </style:style>
    <style:style style:name="P7" style:family="paragraph" style:parent-style-name="Standard">
      <style:paragraph-properties fo:margin-left="2cm" fo:margin-right="0cm" fo:text-indent="0cm" style:auto-text-indent="false"/>
      <style:text-properties officeooo:rsid="001a9286" officeooo:paragraph-rsid="001a9286"/>
    </style:style>
    <style:style style:name="P8" style:family="paragraph" style:parent-style-name="Standard">
      <style:paragraph-properties fo:margin-left="4.001cm" fo:margin-right="0cm" fo:text-indent="0cm" style:auto-text-indent="false"/>
      <style:text-properties officeooo:rsid="001a9286" officeooo:paragraph-rsid="001a9286"/>
    </style:style>
    <style:style style:name="P9" style:family="paragraph" style:parent-style-name="Standard">
      <style:text-properties officeooo:rsid="001a9286" officeooo:paragraph-rsid="002378cc"/>
    </style:style>
    <style:style style:name="P10" style:family="paragraph" style:parent-style-name="Standard">
      <style:paragraph-properties fo:margin-left="6.001cm" fo:margin-right="0cm" fo:text-indent="0cm" style:auto-text-indent="false"/>
      <style:text-properties officeooo:paragraph-rsid="001a9286"/>
    </style:style>
    <style:style style:name="P11" style:family="paragraph" style:parent-style-name="Standard">
      <style:text-properties officeooo:paragraph-rsid="00197bd9"/>
    </style:style>
    <style:style style:name="P12" style:family="paragraph" style:parent-style-name="Standard">
      <style:text-properties officeooo:rsid="001b5082" officeooo:paragraph-rsid="001b5082"/>
    </style:style>
    <style:style style:name="P13" style:family="paragraph" style:parent-style-name="Standard">
      <style:paragraph-properties fo:margin-left="0cm" fo:margin-right="0cm" fo:text-indent="0cm" style:auto-text-indent="false"/>
      <style:text-properties officeooo:rsid="001b5082" officeooo:paragraph-rsid="001b5082"/>
    </style:style>
    <style:style style:name="P14" style:family="paragraph" style:parent-style-name="Standard">
      <style:paragraph-properties fo:margin-left="2cm" fo:margin-right="0cm" fo:text-indent="0cm" style:auto-text-indent="false"/>
      <style:text-properties officeooo:rsid="001b5082" officeooo:paragraph-rsid="001b5082"/>
    </style:style>
    <style:style style:name="P15" style:family="paragraph" style:parent-style-name="Standard">
      <style:paragraph-properties fo:margin-left="0cm" fo:margin-right="0cm" fo:text-indent="0cm" style:auto-text-indent="false"/>
      <style:text-properties officeooo:rsid="001b5082" officeooo:paragraph-rsid="001ccb83"/>
    </style:style>
    <style:style style:name="P16" style:family="paragraph" style:parent-style-name="Standard">
      <style:paragraph-properties fo:margin-left="2cm" fo:margin-right="0cm" fo:text-indent="0cm" style:auto-text-indent="false"/>
      <style:text-properties officeooo:rsid="001b5082" officeooo:paragraph-rsid="001ccb83"/>
    </style:style>
    <style:style style:name="P17" style:family="paragraph" style:parent-style-name="Standard">
      <style:paragraph-properties fo:margin-left="0cm" fo:margin-right="0cm" fo:text-align="start" style:justify-single-word="false" fo:text-indent="0cm" style:auto-text-indent="false"/>
      <style:text-properties officeooo:rsid="001b5082" officeooo:paragraph-rsid="001ea166"/>
    </style:style>
    <style:style style:name="P18" style:family="paragraph" style:parent-style-name="Standard">
      <style:paragraph-properties fo:margin-left="0cm" fo:margin-right="0cm" fo:text-indent="0cm" style:auto-text-indent="false"/>
      <style:text-properties officeooo:rsid="001b5082" officeooo:paragraph-rsid="0022189e"/>
    </style:style>
    <style:style style:name="P1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0" style:family="paragraph" style:parent-style-name="Standard">
      <style:paragraph-properties fo:margin-left="0cm" fo:margin-right="0cm" fo:text-indent="0cm" style:auto-text-indent="false"/>
      <style:text-properties officeooo:paragraph-rsid="001ccb83"/>
    </style:style>
    <style:style style:name="P21" style:family="paragraph" style:parent-style-name="Standard">
      <style:paragraph-properties fo:text-align="start" style:justify-single-word="false"/>
      <style:text-properties fo:font-style="normal" officeooo:rsid="00a7e2b9" officeooo:paragraph-rsid="001ea166" style:font-style-asian="normal" style:font-style-complex="normal"/>
    </style:style>
    <style:style style:name="P22" style:family="paragraph" style:parent-style-name="Standard">
      <style:paragraph-properties fo:text-align="start" style:justify-single-word="false"/>
      <style:text-properties fo:font-style="normal" officeooo:rsid="00987fdb" officeooo:paragraph-rsid="001ea166" style:font-style-asian="normal" style:font-style-complex="normal"/>
    </style:style>
    <style:style style:name="P23" style:family="paragraph" style:parent-style-name="Standard">
      <style:paragraph-properties fo:margin-left="1.251cm" fo:margin-right="0cm" fo:text-align="start" style:justify-single-word="false" fo:text-indent="0cm" style:auto-text-indent="false"/>
      <style:text-properties fo:font-style="normal" officeooo:rsid="00987fdb" officeooo:paragraph-rsid="001ea166" style:font-style-asian="normal" style:font-style-complex="normal"/>
    </style:style>
    <style:style style:name="P24" style:family="paragraph" style:parent-style-name="Standard">
      <style:paragraph-properties fo:text-align="start" style:justify-single-word="false"/>
      <style:text-properties fo:font-style="normal" officeooo:rsid="00ac8c89" officeooo:paragraph-rsid="001ea166" style:font-style-asian="normal" style:font-style-complex="normal"/>
    </style:style>
    <style:style style:name="P25" style:family="paragraph" style:parent-style-name="Standard">
      <style:paragraph-properties fo:margin-left="1.251cm" fo:margin-right="0cm" fo:text-align="start" style:justify-single-word="false" fo:text-indent="0cm" style:auto-text-indent="false"/>
      <style:text-properties fo:font-style="normal" officeooo:rsid="00ab4c2d" officeooo:paragraph-rsid="001ea166" style:font-style-asian="normal" style:font-style-complex="normal"/>
    </style:style>
    <style:style style:name="P26" style:family="paragraph" style:parent-style-name="Standard">
      <style:paragraph-properties fo:text-align="start" style:justify-single-word="false"/>
      <style:text-properties fo:font-style="normal" officeooo:rsid="00a8ec73" officeooo:paragraph-rsid="001ea166" style:font-style-asian="normal" style:font-style-complex="normal"/>
    </style:style>
    <style:style style:name="P27" style:family="paragraph" style:parent-style-name="Standard">
      <style:paragraph-properties fo:margin-left="0cm" fo:margin-right="0cm" fo:text-align="start" style:justify-single-word="false" fo:text-indent="0cm" style:auto-text-indent="false"/>
      <style:text-properties fo:font-style="normal" officeooo:rsid="00a8ec73" officeooo:paragraph-rsid="001ea166" style:font-style-asian="normal" style:font-style-complex="normal"/>
    </style:style>
    <style:style style:name="P28" style:family="paragraph" style:parent-style-name="Standard">
      <style:paragraph-properties fo:margin-left="2cm" fo:margin-right="0cm" fo:text-align="start" style:justify-single-word="false" fo:text-indent="0cm" style:auto-text-indent="false"/>
      <style:text-properties fo:font-style="normal" officeooo:rsid="00a8ec73" officeooo:paragraph-rsid="001ea166" style:font-style-asian="normal" style:font-style-complex="normal"/>
    </style:style>
    <style:style style:name="P29" style:family="paragraph" style:parent-style-name="Standard">
      <style:paragraph-properties fo:text-align="start" style:justify-single-word="false"/>
      <style:text-properties fo:font-style="normal" officeooo:rsid="009c05fd" officeooo:paragraph-rsid="001ea166" style:font-style-asian="normal" style:font-style-complex="normal"/>
    </style:style>
    <style:style style:name="P30" style:family="paragraph" style:parent-style-name="Standard">
      <style:paragraph-properties fo:text-align="start" style:justify-single-word="false"/>
      <style:text-properties fo:font-style="normal" officeooo:rsid="00bf5c33" officeooo:paragraph-rsid="001ea166" style:font-style-asian="normal" style:font-style-complex="normal"/>
    </style:style>
    <style:style style:name="P31" style:family="paragraph" style:parent-style-name="Standard">
      <style:paragraph-properties fo:text-align="start" style:justify-single-word="false"/>
      <style:text-properties fo:font-style="normal" officeooo:rsid="00bfb0d9" officeooo:paragraph-rsid="001ea166" style:font-style-asian="normal" style:font-style-complex="normal"/>
    </style:style>
    <style:style style:name="P32" style:family="paragraph" style:parent-style-name="Standard">
      <style:paragraph-properties fo:text-align="start" style:justify-single-word="false"/>
      <style:text-properties fo:font-style="normal" officeooo:rsid="00b3daa6" officeooo:paragraph-rsid="001ea166" style:font-style-asian="normal" style:font-style-complex="normal"/>
    </style:style>
    <style:style style:name="P33" style:family="paragraph" style:parent-style-name="Standard">
      <style:paragraph-properties fo:margin-left="0cm" fo:margin-right="0cm" fo:text-align="start" style:justify-single-word="false" fo:text-indent="0cm" style:auto-text-indent="false"/>
      <style:text-properties fo:font-style="normal" officeooo:rsid="00b3daa6" officeooo:paragraph-rsid="001ea166" style:font-style-asian="normal" style:font-style-complex="normal"/>
    </style:style>
    <style:style style:name="P34" style:family="paragraph" style:parent-style-name="Standard">
      <style:paragraph-properties fo:text-align="start" style:justify-single-word="false"/>
      <style:text-properties fo:font-style="normal" officeooo:rsid="001ea166" officeooo:paragraph-rsid="001ea166" style:font-style-asian="normal" style:font-style-complex="normal"/>
    </style:style>
    <style:style style:name="P35" style:family="paragraph" style:parent-style-name="Standard">
      <style:paragraph-properties fo:text-align="start" style:justify-single-word="false"/>
      <style:text-properties fo:font-style="normal" officeooo:rsid="0022189e" officeooo:paragraph-rsid="0022189e" style:font-style-asian="normal" style:font-style-complex="normal"/>
    </style:style>
    <style:style style:name="P36" style:family="paragraph" style:parent-style-name="Standard">
      <style:paragraph-properties fo:margin-left="0cm" fo:margin-right="0cm" fo:text-indent="0cm" style:auto-text-indent="false"/>
      <style:text-properties fo:font-style="normal" officeooo:rsid="001b5082" officeooo:paragraph-rsid="001b5082" style:font-style-asian="normal" style:font-style-complex="normal"/>
    </style:style>
    <style:style style:name="P37" style:family="paragraph" style:parent-style-name="Standard">
      <style:paragraph-properties fo:text-align="start" style:justify-single-word="false"/>
      <style:text-properties fo:font-style="normal" fo:font-weight="bold" officeooo:rsid="00987fdb" officeooo:paragraph-rsid="001ea166" style:font-style-asian="normal" style:font-weight-asian="bold" style:font-style-complex="normal" style:font-weight-complex="bold"/>
    </style:style>
    <style:style style:name="P38" style:family="paragraph" style:parent-style-name="Standard">
      <style:text-properties officeooo:paragraph-rsid="001ea166"/>
    </style:style>
    <style:style style:name="P39" style:family="paragraph" style:parent-style-name="Table_20_Contents">
      <style:text-properties officeooo:paragraph-rsid="001ea166"/>
    </style:style>
    <style:style style:name="P40" style:family="paragraph" style:parent-style-name="Table_20_Contents">
      <style:paragraph-properties fo:text-align="center" style:justify-single-word="false"/>
      <style:text-properties fo:font-weight="bold" officeooo:rsid="0016c05d" officeooo:paragraph-rsid="0016c05d" style:font-weight-asian="bold" style:font-weight-complex="bold"/>
    </style:style>
    <style:style style:name="P41" style:family="paragraph" style:parent-style-name="Table_20_Contents">
      <style:paragraph-properties fo:text-align="center" style:justify-single-word="false"/>
      <style:text-properties officeooo:paragraph-rsid="001ea166"/>
    </style:style>
    <style:style style:name="T1" style:family="text">
      <style:text-properties fo:font-weight="bold" style:font-weight-asian="bold" style:font-weight-complex="bold"/>
    </style:style>
    <style:style style:name="T2" style:family="text">
      <style:text-properties fo:font-weight="bold" officeooo:rsid="0016c05d" style:font-weight-asian="bold" style:font-weight-complex="bold"/>
    </style:style>
    <style:style style:name="T3" style:family="text">
      <style:text-properties fo:font-weight="bold" officeooo:rsid="001a9286" style:font-weight-asian="bold" style:font-weight-complex="bold"/>
    </style:style>
    <style:style style:name="T4" style:family="text">
      <style:text-properties fo:font-weight="bold" officeooo:rsid="001ccb83" style:font-weight-asian="bold" style:font-weight-complex="bold"/>
    </style:style>
    <style:style style:name="T5" style:family="text">
      <style:text-properties fo:font-weight="bold" officeooo:rsid="00bf5c33" style:font-weight-asian="bold" style:font-weight-complex="bold"/>
    </style:style>
    <style:style style:name="T6" style:family="text">
      <style:text-properties fo:font-weight="bold" officeooo:rsid="00a220c6" style:font-weight-asian="bold" style:font-weight-complex="bold"/>
    </style:style>
    <style:style style:name="T7" style:family="text">
      <style:text-properties fo:font-weight="bold" officeooo:rsid="00ac8c89" style:font-weight-asian="bold" style:font-weight-complex="bold"/>
    </style:style>
    <style:style style:name="T8" style:family="text">
      <style:text-properties fo:font-weight="bold" officeooo:rsid="00217809" style:font-weight-asian="bold" style:font-weight-complex="bold"/>
    </style:style>
    <style:style style:name="T9" style:family="text">
      <style:text-properties officeooo:rsid="0014c360"/>
    </style:style>
    <style:style style:name="T10" style:family="text">
      <style:text-properties officeooo:rsid="0016c05d"/>
    </style:style>
    <style:style style:name="T11" style:family="text">
      <style:text-properties officeooo:rsid="00197bd9"/>
    </style:style>
    <style:style style:name="T12" style:family="text">
      <style:text-properties style:text-underline-style="solid" style:text-underline-width="auto" style:text-underline-color="font-color"/>
    </style:style>
    <style:style style:name="T13" style:family="text">
      <style:text-properties officeooo:rsid="001a9286"/>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b5082" style:font-style-asian="normal" style:font-style-complex="normal"/>
    </style:style>
    <style:style style:name="T17" style:family="text">
      <style:text-properties fo:font-style="normal" officeooo:rsid="00b3daa6" style:font-style-asian="normal" style:font-style-complex="normal"/>
    </style:style>
    <style:style style:name="T18" style:family="text">
      <style:text-properties fo:font-style="normal" officeooo:rsid="00e54e66" style:font-style-asian="normal" style:font-style-complex="normal"/>
    </style:style>
    <style:style style:name="T19" style:family="text">
      <style:text-properties fo:font-style="normal" officeooo:rsid="002378cc" style:font-style-asian="normal" style:font-style-complex="normal"/>
    </style:style>
    <style:style style:name="T20" style:family="text">
      <style:text-properties officeooo:rsid="001ccb83"/>
    </style:style>
    <style:style style:name="T21" style:family="text">
      <style:text-properties officeooo:rsid="001d8972"/>
    </style:style>
    <style:style style:name="T22" style:family="text">
      <style:text-properties officeooo:rsid="001ea166"/>
    </style:style>
    <style:style style:name="T23" style:family="text">
      <style:text-properties officeooo:rsid="00b15e6c"/>
    </style:style>
    <style:style style:name="T24" style:family="text">
      <style:text-properties officeooo:rsid="00bf5c33"/>
    </style:style>
    <style:style style:name="T25" style:family="text">
      <style:text-properties fo:font-weight="normal" officeooo:rsid="00ab4c2d" style:font-weight-asian="normal" style:font-weight-complex="normal"/>
    </style:style>
    <style:style style:name="T26" style:family="text">
      <style:text-properties fo:font-weight="normal" officeooo:rsid="00ac8c89" style:font-weight-asian="normal" style:font-weight-complex="normal"/>
    </style:style>
    <style:style style:name="T27" style:family="text">
      <style:text-properties officeooo:rsid="00ab4c2d"/>
    </style:style>
    <style:style style:name="T28" style:family="text">
      <style:text-properties officeooo:rsid="00a220c6"/>
    </style:style>
    <style:style style:name="T29" style:family="text">
      <style:text-properties officeooo:rsid="00bfb0d9"/>
    </style:style>
    <style:style style:name="T30" style:family="text">
      <style:text-properties officeooo:rsid="00cd5b23"/>
    </style:style>
    <style:style style:name="T31" style:family="text">
      <style:text-properties officeooo:rsid="00cfc3b5"/>
    </style:style>
    <style:style style:name="T32" style:family="text">
      <style:text-properties officeooo:rsid="00e54e66"/>
    </style:style>
    <style:style style:name="T33" style:family="text">
      <style:text-properties officeooo:rsid="00217809"/>
    </style:style>
    <style:style style:name="T34" style:family="text">
      <style:text-properties officeooo:rsid="00251863"/>
    </style:style>
    <style:style style:name="T35" style:family="text">
      <style:text-properties officeooo:rsid="0028ab38"/>
    </style:style>
    <style:style style:name="T36" style:family="text">
      <style:text-properties officeooo:rsid="0028b42f"/>
    </style:style>
    <style:style style:name="T37" style:family="text">
      <style:text-properties officeooo:rsid="0029e8ba"/>
    </style:style>
    <style:style style:name="T38" style:family="text">
      <style:text-properties officeooo:rsid="002c4c4d"/>
    </style:style>
    <style:style style:name="T39" style:family="text">
      <style:text-properties officeooo:rsid="002f54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A-t-on le devoir d'être heureux ?</text:p>
      <text:p text:style-name="Standard"/>
      <text:p text:style-name="Standard"/>
      <text:p text:style-name="Standard">/!\ <text:span text:style-name="T10">le bonheur = être heureux (2 </text:span><text:span text:style-name="T2">synonymes</text:span><text:span text:style-name="T10">)</text:span></text:p>
      <text:p text:style-name="Standard"/>
      <text:p text:style-name="P1">Bonheur ≠ plaisir : </text:p>
      <text:p text:style-name="P4"/>
      <table:table table:name="Tableau1" table:style-name="Tableau1">
        <table:table-column table:style-name="Tableau1.A"/>
        <table:table-column table:style-name="Tableau1.B"/>
        <table:table-row table:style-name="TableLine2164122376240">
          <table:table-cell table:style-name="Tableau1.A1" office:value-type="string">
            <text:p text:style-name="P40">Plaisir</text:p>
          </table:table-cell>
          <table:table-cell table:style-name="Tableau1.B1" office:value-type="string">
            <text:p text:style-name="P40">Bonheur</text:p>
          </table:table-cell>
        </table:table-row>
        <table:table-row table:style-name="TableLine2164122389296">
          <table:table-cell table:style-name="Tableau1.A2" office:value-type="string">
            <text:p text:style-name="P5">Éphémère</text:p>
          </table:table-cell>
          <table:table-cell table:style-name="Tableau1.B2" office:value-type="string">
            <text:p text:style-name="P5">Durable</text:p>
          </table:table-cell>
        </table:table-row>
        <table:table-row table:style-name="TableLine2164122397184">
          <table:table-cell table:style-name="Tableau1.A2" office:value-type="string">
            <text:p text:style-name="P5">Superficiel</text:p>
          </table:table-cell>
          <table:table-cell table:style-name="Tableau1.B2" office:value-type="string">
            <text:p text:style-name="P5">Profond</text:p>
          </table:table-cell>
        </table:table-row>
        <table:table-row table:style-name="TableLine2164122387120">
          <table:table-cell table:style-name="Tableau1.A2" office:value-type="string">
            <text:p text:style-name="P5">Produit par une stimulation ponctuelle</text:p>
          </table:table-cell>
          <table:table-cell table:style-name="Tableau1.B2" office:value-type="string">
            <text:p text:style-name="P5">Produit par <text:span text:style-name="T11">un jugement global sur ma propre vie</text:span></text:p>
          </table:table-cell>
        </table:table-row>
      </table:table>
      <text:p text:style-name="P4"/>
      <text:p text:style-name="P6"><text:span text:style-name="T12">Def :</text:span> Le <text:span text:style-name="T1">bonheur</text:span> est un état stable et durable de satisfaction profonde.</text:p>
      <text:p text:style-name="P6">Le <text:span text:style-name="T1">devoir</text:span> est une action qu’un sujet se représente comme nécessaire.</text:p>
      <text:p text:style-name="P6"/>
      <text:p text:style-name="P6">Distinction bien relatif / bien absolu :</text:p>
      <text:p text:style-name="P6">Je suis là pour <text:span text:style-name="T13">avoir le bac → </text:span><text:span text:style-name="T3">bien relatif : je veux X pour Y</text:span></text:p>
      <text:p text:style-name="P7">je veux le bac pour faire des études → bien relatif</text:p>
      <text:p text:style-name="P8">→ argent</text:p>
      <text:p text:style-name="P10">→ <text:span text:style-name="T13">être heureux → </text:span><text:span text:style-name="T3">bien absolu : je veux X pour X lui-même</text:span></text:p>
      <text:p text:style-name="P6"/>
      <text:p text:style-name="P11"><text:span text:style-name="T11">A première vue, </text:span><text:span text:style-name="T13">le bonheur est le seul bien absolu : c’est la seule chose que je désire exclusivement pour elle-même. Il semble donc que le bonheur soit la seule chose que chacun recherche nécessairement.</text:span></text:p>
      <text:p text:style-name="P9">Cependant, avons-nous vraiment le <text:span text:style-name="T14">devoir </text:span><text:span text:style-name="T15">d’être heureux ? </text:span><text:span text:style-name="T19">Certes, chacun cherche nécessairement son propre bonheur,</text:span><text:span text:style-name="T16"> </text:span><text:span text:style-name="T19">mais peut-on pour autant </text:span><text:span text:style-name="T16">accorder une valeur absolue à </text:span><text:span text:style-name="T19">cet idéal ?</text:span><text:span text:style-name="T16"> N’est-il pas aussi nécessaire de prêter attention à l’intérêt des autres ?</text:span></text:p>
      <text:p text:style-name="Standard"/>
      <text:p text:style-name="P12">Le problème <text:span text:style-name="T34">se pose donc ainsi : </text:span>la recherche de mon propre bonheur est-<text:span text:style-name="T34">il</text:span> le seul idéal moral concevable ? Ou <text:span text:style-name="T34">bien</text:span> doit-<text:span text:style-name="T34">elle</text:span> pouvoir s’effacer devant d’autres valeurs <text:span text:style-name="T34">qui lui seraient supérieures </text:span>?</text:p>
      <text:p text:style-name="Standard"/>
      <text:p text:style-name="Standard">I. <text:span text:style-name="T1">Le bonheur comme idéal sensible de l’individu</text:span></text:p>
      <text:p text:style-name="P2"><text:span text:style-name="T1">a. </text:span>La vie heureuse implique de s’affranchir de toutes les règles pour laisser libre cours à son désir</text:p>
      <text:p text:style-name="P2"/>
      <text:p text:style-name="P13">Bonheur : satisfaction la plus complète qui soit possible→ semble se définir comme <text:span text:style-name="T1">le fait de satisfaire tous nos désirs</text:span>.</text:p>
      <text:p text:style-name="P13">Cette définition : celle de Calliclès, personnage du <text:span text:style-name="T14">Gorgias</text:span><text:span text:style-name="T15"> de Platon</text:span></text:p>
      <text:p text:style-name="P36"/>
      <text:p text:style-name="P13">[texte]</text:p>
      <text:p text:style-name="P13"/>
      <text:p text:style-name="P13">Pour Calliclès, la meilleure vie = la vie heureuse = la vie libre = la vie déréglée</text:p>
      <text:p text:style-name="P13"/>
      <text:p text:style-name="P13">→ implique de mettre toute ses qualités (courage et intelligence) au service de ce projet.</text:p>
      <text:p text:style-name="P14">→ la vie heureuse est naturellement <text:span text:style-name="T39">réservée</text:span> à une élite, suffisamment bien dotée par la nature ou par le hasard (origine sociale) pour avoir les capacités de réaliser ses désirs. → <text:span text:style-name="T36">division</text:span> <text:span text:style-name="T36">l’élite / la masse</text:span></text:p>
      <text:p text:style-name="P13"/>
      <text:p text:style-name="P18"><text:soft-page-break/>Traditionnellement, on considère que l’individu vertueux se caractérise par le fait qu’il <text:span text:style-name="T37">peut poser des limites à son désir dans l’intérêt de l’autre (tempérance et justice)</text:span></text:p>
      <text:p text:style-name="P13"/>
      <text:p text:style-name="P13"><text:span text:style-name="T1">Au contraire :</text:span> pour Calliclès, la véritable vertu c’est de suivre la « nature » = tout faire pour satisfaire nos désirs.</text:p>
      <text:p text:style-name="P13">→ <text:span text:style-name="T36">renversement</text:span> : c’est la tempérance et la justice qui deviennent des idéaux vicieux, parce qu’ils s’opposent à la nature. La vertu, c’est le <text:span text:style-name="T1">dérèglement</text:span>, c’est-à-dire la disposition à ne jamais mettre de limites à la réalisation de ses désirs.</text:p>
      <text:p text:style-name="P13"/>
      <table:table table:name="Tableau2" table:style-name="Tableau2">
        <table:table-column table:style-name="Tableau2.A"/>
        <table:table-row table:style-name="TableLine2164122392016">
          <table:table-cell table:style-name="Tableau2.A1" office:value-type="string">
            <text:p text:style-name="Table_20_Contents">SOCRATE : Mais, tout de même, la vie dont tu parles, c'est une vie terrible ! (...) Je vais te proposer une autre image, qui vient de la même école. En effet, regarde bien si ce que tu veux dire, quand tu parles de ces deux genres de vie, une vie d'ordre et une vie de dérèglement, ne ressemble pas à la situation suivante. Suppose qu'il y ait deux hommes qui possèdent, chacun, un grand nombre de tonneaux. Les tonneaux de l'un sont sains, remplis de vin, de miel, de lait, et cet homme a encore bien d'autres tonneaux remplis de toutes sortes de choses. Chaque tonneau est donc plein de ces denrées liquides qui sont rares, difficiles à recueillir et qu'on n'obtient qu'au terme de maints travaux pénibles. Mais, au moins, une fois que cet homme a rempli ses tonneaux, il n'a plus à y reverser quoi que ce soit ni à s'occuper d'eux ; au contraire, quand il pense à ses tonneaux, il est tranquille. L'autre homme, quant à lui, serait aussi capable de se procurer ce genre de denrées, même si elles sont difficiles à recueillir, mais comme ses récipients sont percés et fêlés, il serait forcé de les remplir sans cesse, jour et nuit, en s'infligeant les plus pénibles peines. Alors, regarde bien, si ces deux hommes représentent chacun une manière de vivre, de laquelle des deux dis-tu qu'elle est la plus heureuse ? Est-ce la vie de l'homme déréglé ou celle de l'homme tempérant ? En te racontant cela, est-ce que je te convaincs d'admettre que la vie tempérante vaut mieux que la vie déréglée ? Est-ce que je ne te convaincs pas ? </text:p>
          </table:table-cell>
        </table:table-row>
      </table:table>
      <text:p text:style-name="P13"/>
      <text:p text:style-name="P13"/>
      <text:p text:style-name="P15"><text:span text:style-name="T8">C</text:span><text:span text:style-name="T4">ritique </text:span><text:span text:style-name="T1">de Socrate :</text:span> <text:span text:style-name="T20">Il y a quelque chose d’absurde dans l’ambition de satisfaire tous ses désirs. Un tel homme serait semblable au tonneau percé des Danaïdes = un tonneau percé que les filles du roi Danaos sont condamnées à remplir sans fin aux Enfers</text:span></text:p>
      <text:p text:style-name="P15"/>
      <text:p text:style-name="P16">→ <text:span text:style-name="T21">le désir humain ne peut jamais disparaître en étant simplement satisfait. Il va seulement se renforcer et se déplacer sur un autre objet. Chercher à satisfaire tous nos désirs est une quête sans fin </text:span><text:span text:style-name="T38">qui produit de la souffrance</text:span></text:p>
      <text:p text:style-name="P16"/>
      <text:p text:style-name="P15">→ <text:span text:style-name="T21">cela ne signifie pas nécessairement que le bonheur </text:span><text:span text:style-name="T35">soit</text:span><text:span text:style-name="T21"> une illusion. Il faut cependant bien comprendre le rapport entre bonheur et désir</text:span></text:p>
      <text:p text:style-name="P15"/>
      <text:p text:style-name="P16"><text:span text:style-name="T1">b.</text:span> <text:span text:style-name="T21">L</text:span>a recherche du bonheur implique en réalité la recherche de la sagesse : c’est le bon usage de notre raison qui nous rend heureux</text:p>
      <text:p text:style-name="P15"/>
      <text:p text:style-name="P34">Le problème de Calliclès c’est qu’il considère que tout désir est bon en lui-même.</text:p>
      <text:p text:style-name="P21">Epicure : <text:span text:style-name="T22">Non, il y a des désirs qui sont mauvais pour nous, en particulier ceux qui produisent de la souffrance. → </text:span><text:span text:style-name="T23">Il faut sélectionner nos désirs, </text:span><text:span text:style-name="T33">pour maximiser notre plaisir</text:span><text:span text:style-name="T23">.</text:span></text:p>
      <text:p text:style-name="P21"/>
      <text:p text:style-name="P35">[texte]</text:p>
      <text:p text:style-name="P37"/>
      <text:p text:style-name="P24">Certes tout plaisir est un bien en soi, mais tout plaisir ne doit pas forcément être recherché, parce qu’il peut avoir des conséquences nocives</text:p>
      <text:p text:style-name="P23"><text:span text:style-name="T25">- </text:span><text:span text:style-name="T26">Certains plaisirs</text:span><text:span text:style-name="T27"> engendrent en fait beaucoup de souffrances (ex : je désire me droguer)</text:span></text:p>
      <text:p text:style-name="P25">- Certaines douleurs doivent être recherchées, parce qu’elles causeront de grands plaisirs futurs (ex : je vais chez le dentiste)</text:p>
      <text:p text:style-name="P22"><text:soft-page-break/>→<text:span text:style-name="T28"> le bonheur suppose l’exercice vigilant de notre </text:span><text:span text:style-name="T6">raison </text:span><text:span text:style-name="T7">(= notre intelligence)</text:span><text:span text:style-name="T28">, pour toujours comparer les avantages et les inconvénients à long terme de nos désirs</text:span></text:p>
      <text:p text:style-name="P22"/>
      <text:p text:style-name="P38"/>
      <table:table table:name="Tableau12" table:style-name="Tableau12">
        <table:table-column table:style-name="Tableau12.A"/>
        <table:table-column table:style-name="Tableau12.B"/>
        <table:table-column table:style-name="Tableau12.C"/>
        <table:table-row table:style-name="TableLine2164122390384">
          <table:table-cell table:style-name="Tableau12.A1" office:value-type="string">
            <text:p text:style-name="P39"/>
          </table:table-cell>
          <table:table-cell table:style-name="Tableau12.A1" office:value-type="string">
            <text:p text:style-name="P39">Naturel</text:p>
          </table:table-cell>
          <table:table-cell table:style-name="Tableau12.C1" office:value-type="string">
            <text:p text:style-name="P39">Non-naturel</text:p>
          </table:table-cell>
        </table:table-row>
        <table:table-row table:style-name="TableLine2164122395824">
          <table:table-cell table:style-name="Tableau12.A2" office:value-type="string">
            <text:p text:style-name="P39">Nécessaire</text:p>
            <text:p text:style-name="P39">[leur non-satisfaction amène de la douleur]</text:p>
          </table:table-cell>
          <table:table-cell table:style-name="Tableau12.B3" office:value-type="string">
            <text:p text:style-name="P39">Ex : alimentation, soins du corps</text:p>
            <text:p text:style-name="P41">OK !</text:p>
          </table:table-cell>
          <table:table-cell table:style-name="Tableau12.C3" office:value-type="string">
            <text:p text:style-name="P39">N'existe pas !</text:p>
          </table:table-cell>
        </table:table-row>
        <table:table-row table:style-name="TableLine2164122382768">
          <table:table-cell table:style-name="Tableau12.A2" office:value-type="string">
            <text:p text:style-name="P39">Non-nécessaire</text:p>
          </table:table-cell>
          <table:table-cell table:style-name="Tableau12.B3" office:value-type="string">
            <text:p text:style-name="P39">Ex : <text:span text:style-name="T33">Plats raffinés, </text:span>sexualité</text:p>
            <text:p text:style-name="P41">OK (mais sans s'habituer)</text:p>
          </table:table-cell>
          <table:table-cell table:style-name="Tableau12.C3" office:value-type="string">
            <text:p text:style-name="P39">Ex : richesse, gloire, pouvoir</text:p>
            <text:p text:style-name="P39">Certains sont irréalisables (ex : désir d'immortalité)</text:p>
          </table:table-cell>
        </table:table-row>
      </table:table>
      <text:p text:style-name="P22"/>
      <text:p text:style-name="P26"/>
      <text:p text:style-name="P29">=&gt; <text:span text:style-name="T24">il y a un lien essentiel entre la </text:span><text:span text:style-name="T5">sagesse</text:span><text:span text:style-name="T24"> et le </text:span><text:span text:style-name="T5">bonheur</text:span></text:p>
      <text:p text:style-name="P30">sagesse = épanouissement <text:span text:style-name="T29">intelligent </text:span>de notre âme qui comprend le monde et se domine elle-même</text:p>
      <text:p text:style-name="P30"/>
      <text:p text:style-name="P31">Paradoxalement : c’est le sage qui connaît le plus de plaisir en cette vie, et non <text:span text:style-name="T30">celui qui désire jouir sans limites</text:span></text:p>
      <text:p text:style-name="P32"/>
      <text:p text:style-name="P32">Q° : de quelle nature sont les plaisirs du sage ?</text:p>
      <text:p text:style-name="P28">« Le plaisir <text:span text:style-name="T31">[qui est le but de la vie]</text:span> est celui qui consiste, pour le corps, à ne pas souffrir <text:span text:style-name="T31">[aponie] </text:span>et, pour l’âme, à être sans trouble <text:span text:style-name="T31">[ataraxie]</text:span>. »</text:p>
      <text:p text:style-name="P27"/>
      <text:p text:style-name="P33">Idée d’Épicure : la suppression de la douleur produit <text:span text:style-name="T32">par elle-même </text:span>un plaisir &amp; ce plaisir est constant. </text:p>
      <text:p text:style-name="P33">Pb : il n’est pas évident que l’absence de douleur implique nécessairement un plaisir ! </text:p>
      <text:p text:style-name="P17"><text:span text:style-name="T17">+ pas é</text:span><text:span text:style-name="T18">vident</text:span><text:span text:style-name="T17"> qu’il perdure quand la souffrance elle-même est oubliée</text:span></text:p>
      <text:p text:style-name="P20"/>
      <text:p text:style-name="P2"><text:span text:style-name="T1">c.</text:span> Plus profondément, le respect de notre raison implique la soumission à la loi morale</text:p>
      <text:p text:style-name="P2"/>
      <text:p text:style-name="P3"/>
      <text:p text:style-name="P2">→ Kant : impératif hypothétique/catégorique</text:p>
      <text:p text:style-name="Standard"><text:span text:style-name="T9">II</text:span>. <text:span text:style-name="T1">Le bonheur de tous comme norme morale absolue</text:span></text:p>
      <text:p text:style-name="P2">a. Un seul principe doit régler la morale individuelle et l’action politique : il faut maximiser le plaisir du plus grand nombre d’individus</text:p>
      <text:p text:style-name="P2">→ Mill : l’utilitarisme [Le devoir (3)]</text:p>
      <text:p text:style-name="P2">b. Problème 1 : L’État n’est jamais aussi dangereux que lorsqu’il prétend nous rendre heureux</text:p>
      <text:p text:style-name="P2">→ Tocqueville [L’État (3)]</text:p>
      <text:p text:style-name="P2">c. Problème 2 : les problèmes fondamentaux de l’utilitarisme</text:p>
      <text:p text:style-name="P2">→ Kant/Constant : L’exemple du mensonge : Le mensonge n’est jamais acceptable, quelles que soient ses conséquences [La vérité (2)]</text:p>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10T08:12:21.944000000</dc:date>
    <meta:editing-duration>P4DT11H41M42S</meta:editing-duration>
    <meta:editing-cycles>11</meta:editing-cycles>
    <meta:generator>LibreOffice/7.2.5.2$Windows_X86_64 LibreOffice_project/499f9727c189e6ef3471021d6132d4c694f357e5</meta:generator>
    <meta:document-statistic meta:table-count="3" meta:image-count="0" meta:object-count="0" meta:page-count="3" meta:paragraph-count="73" meta:word-count="1260" meta:character-count="7271" meta:non-whitespace-character-count="6080"/>
  </office:meta>
</office:document-meta>
</file>